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co16" style:family="table-column">
      <style:table-column-properties fo:break-before="auto" style:column-width="6.304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6.0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!!!: Check encoding rul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FailureCauseValu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4"/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!!!: Include in the unit test LocationNumber, when it is ready</text:p>
          </table:table-cell>
        </table:table-row>
        <table:table-row table:style-name="ro1">
          <table:table-cell table:number-columns-repeated="3"/>
          <table:table-cell office:value-type="string">
            <text:p>LocationNumberMap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6548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CalledPartyBusy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NoAnswer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O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Busy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NoAnswer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AdditionalCallingParty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BearerCap</text:p>
          </table:table-cell>
          <table:table-cell table:number-columns-repeated="6" office:value-type="string">
            <text:p>+</text:p>
          </table:table-cell>
          <table:table-cell office:value-type="string">
            <text:p>!!!: Implement isup.<text:span text:style-name="T1">UserServiceInformation and CAP unit tests</text:span>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ed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g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use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enericNumberCap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 + unit test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LocationNumber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ing failure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riginalCalled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ngPartyIDCap</text:p>
          </table:table-cell>
          <table:table-cell table:number-columns-repeated="6" office:value-type="string">
            <text:p>+</text:p>
          </table:table-cell>
          <table:table-cell office:value-type="string">
            <text:p>!!! ISUP encoded data does not correspond the tra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CalledPartyBCDNumber</text:p>
          </table:table-cell>
          <table:table-cell table:number-columns-repeated="6" office:value-type="string">
            <text:p>+</text:p>
          </table:table-cell>
          <table:table-cell office:value-type="string">
            <text:p>!!!: “<text:span text:style-name="T2">Called party BCD number" from 24.008 (Mobile Radio interface)</text:span></text:p>
          </table:table-cell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ExtensionField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PExtensions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pSpecificCriteria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IPSSPCapabilities</text:p>
          </table:table-cell>
          <table:table-cell table:number-columns-repeated="7" office:value-type="string">
            <text:p>+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InitialDPRequestIndication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 table:number-rows-repeated="654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operation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ot yet implemented</text:p>
          </table:table-cell>
          <table:table-cell/>
        </table:table-row>
        <table:table-row table:style-name="ro1">
          <table:table-cell/>
          <table:table-cell table:style-name="ce4" office:value-type="string">
            <text:p>implementing</text:p>
          </table:table-cell>
          <table:table-cell/>
        </table:table-row>
        <table:table-row table:style-name="ro1">
          <table:table-cell/>
          <table:table-cell table:style-name="ce8" office:value-type="string">
            <text:p>partly implemented</text:p>
          </table:table-cell>
          <table:table-cell/>
        </table:table-row>
        <table:table-row table:style-name="ro1">
          <table:table-cell/>
          <table:table-cell table:style-name="ce9" office:value-type="string">
            <text:p>fully implement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 V2 circuitSwitchedCall ACNs:</text:p>
          </table:table-cell>
          <table:table-cell office:value-type="string">
            <text:p>capssf-scfGenericAC</text:p>
          </table:table-cell>
          <table:table-cell/>
        </table:table-row>
        <table:table-row table:style-name="ro1">
          <table:table-cell/>
          <table:table-cell office:value-type="string">
            <text:p>capssf-scfAssistHandoffAC</text:p>
          </table:table-cell>
          <table:table-cell/>
        </table:table-row>
        <table:table-row table:style-name="ro1">
          <table:table-cell/>
          <table:table-cell office:value-type="string">
            <text:p>gsmSRF-gsmSC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AP V2 operations:</text:p>
          </table:table-cell>
          <table:table-cell office:value-type="string">
            <text:p>Parameter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initialD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viceKey</text:p>
          </table:table-cell>
          <table:table-cell table:style-name="ce9" office:value-type="string">
            <text:p>ServiceKey</text:p>
          </table:table-cell>
        </table:table-row>
        <table:table-row table:style-name="ro1">
          <table:table-cell/>
          <table:table-cell office:value-type="string">
            <text:p>calledPartyNumber</text:p>
          </table:table-cell>
          <table:table-cell table:style-name="ce4" office:value-type="string">
            <text:p>CalledPartyNumber</text:p>
          </table:table-cell>
        </table:table-row>
        <table:table-row table:style-name="ro1">
          <table:table-cell/>
          <table:table-cell office:value-type="string">
            <text:p>callingPartyNumber</text:p>
          </table:table-cell>
          <table:table-cell table:style-name="ce4" office:value-type="string">
            <text:p>CallingPartyNumber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table:style-name="ce4"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iPSSPCapabilities</text:p>
          </table:table-cell>
          <table:table-cell office:value-type="string">
            <text:p>IPSSPCapabilities</text:p>
          </table:table-cell>
        </table:table-row>
        <table:table-row table:style-name="ro1">
          <table:table-cell/>
          <table:table-cell office:value-type="string">
            <text:p>locationNumber</text:p>
          </table:table-cell>
          <table:table-cell table:style-name="ce4" office:value-type="string">
            <text:p>LocationNumber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table:style-name="ce4"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highLayerCompatibility</text:p>
          </table:table-cell>
          <table:table-cell table:style-name="ce4" office:value-type="string">
            <text:p>HighLayerCompatibility</text:p>
          </table:table-cell>
        </table:table-row>
        <table:table-row table:style-name="ro1">
          <table:table-cell/>
          <table:table-cell office:value-type="string">
            <text:p>additionalCallingPartyNumber</text:p>
          </table:table-cell>
          <table:table-cell office:value-type="string">
            <text:p>AdditionalCallingPartyNumber</text:p>
          </table:table-cell>
        </table:table-row>
        <table:table-row table:style-name="ro1">
          <table:table-cell/>
          <table:table-cell office:value-type="string">
            <text:p>bearerCapability</text:p>
          </table:table-cell>
          <table:table-cell table:style-name="ce4" office:value-type="string">
            <text:p>BearerCapability</text:p>
          </table:table-cell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table:style-name="ce4"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table:style-name="ce4"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iMSI</text:p>
          </table:table-cell>
          <table:table-cell table:style-name="ce9" office:value-type="string">
            <text:p>IMSI</text:p>
          </table:table-cell>
        </table:table-row>
        <table:table-row table:style-name="ro1">
          <table:table-cell/>
          <table:table-cell office:value-type="string">
            <text:p>subscriberState</text:p>
          </table:table-cell>
          <table:table-cell table:style-name="ce4" office:value-type="string">
            <text:p>SubscriberState</text:p>
          </table:table-cell>
        </table:table-row>
        <table:table-row table:style-name="ro1">
          <table:table-cell/>
          <table:table-cell office:value-type="string">
            <text:p>locationInformation</text:p>
          </table:table-cell>
          <table:table-cell table:style-name="ce4" office:value-type="string">
            <text:p>LocationInformation</text:p>
          </table:table-cell>
        </table:table-row>
        <table:table-row table:style-name="ro1">
          <table:table-cell/>
          <table:table-cell office:value-type="string">
            <text:p>ext-basicServiceCode</text:p>
          </table:table-cell>
          <table:table-cell table:style-name="ce4" office:value-type="string">
            <text:p>Ext-BasicServiceCode</text:p>
          </table:table-cell>
        </table:table-row>
        <table:table-row table:style-name="ro1">
          <table:table-cell/>
          <table:table-cell office:value-type="string">
            <text:p>callReferenceNumber</text:p>
          </table:table-cell>
          <table:table-cell table:style-name="ce4" office:value-type="string">
            <text:p>CallReferenceNumber</text:p>
          </table:table-cell>
        </table:table-row>
        <table:table-row table:style-name="ro1">
          <table:table-cell/>
          <table:table-cell office:value-type="string">
            <text:p>mscAddress</text:p>
          </table:table-cell>
          <table:table-cell table:style-name="ce9" office:value-type="string">
            <text:p>ISDN-AddressString</text:p>
          </table:table-cell>
        </table:table-row>
        <table:table-row table:style-name="ro1">
          <table:table-cell/>
          <table:table-cell office:value-type="string">
            <text:p>calledPartyBCDNumber</text:p>
          </table:table-cell>
          <table:table-cell table:style-name="ce4" office:value-type="string">
            <text:p>CalledPartyBCDNumber</text:p>
          </table:table-cell>
        </table:table-row>
        <table:table-row table:style-name="ro1">
          <table:table-cell/>
          <table:table-cell office:value-type="string">
            <text:p>timeAndTimezone</text:p>
          </table:table-cell>
          <table:table-cell table:style-name="ce4" office:value-type="string">
            <text:p>TimeAndTimezone</text:p>
          </table:table-cell>
        </table:table-row>
        <table:table-row table:style-name="ro1">
          <table:table-cell/>
          <table:table-cell office:value-type="string">
            <text:p>gsm-ForwardingPending</text:p>
          </table:table-cell>
          <table:table-cell table:style-name="ce9" office:value-type="string">
            <text:p>NULL</text:p>
          </table:table-cell>
        </table:table-row>
        <table:table-row table:style-name="ro1">
          <table:table-cell/>
          <table:table-cell office:value-type="string">
            <text:p>initialDPArgExtension</text:p>
          </table:table-cell>
          <table:table-cell table:style-name="ce4" office:value-type="string">
            <text:p>InitialDPArgExten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n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stinationRoutingAddress</text:p>
          </table:table-cell>
          <table:table-cell table:style-name="ce4" office:value-type="string">
            <text:p>DestinationRoutingAddress</text:p>
          </table:table-cell>
        </table:table-row>
        <table:table-row table:style-name="ro1">
          <table:table-cell/>
          <table:table-cell office:value-type="string">
            <text:p>alertingPattern</text:p>
          </table:table-cell>
          <table:table-cell office:value-type="string">
            <text:p>AlertingPattern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genericNumbers</text:p>
          </table:table-cell>
          <table:table-cell office:value-type="string">
            <text:p>GenericNumbers</text:p>
          </table:table-cell>
        </table:table-row>
        <table:table-row table:style-name="ro1">
          <table:table-cell/>
          <table:table-cell office:value-type="string">
            <text:p>suppressionOfAnnouncement</text:p>
          </table:table-cell>
          <table:table-cell office:value-type="string">
            <text:p>SuppressionOfAnnouncement</text:p>
          </table:table-cell>
        </table:table-row>
        <table:table-row table:style-name="ro1">
          <table:table-cell/>
          <table:table-cell office:value-type="string">
            <text:p>oCSIApplicable</text:p>
          </table:table-cell>
          <table:table-cell office:value-type="string">
            <text:p>OCSIApplicable</text:p>
          </table:table-cell>
        </table:table-row>
        <table:table-row table:style-name="ro1">
          <table:table-cell/>
          <table:table-cell office:value-type="string">
            <text:p>na-Info</text:p>
          </table:table-cell>
          <table:table-cell office:value-type="string">
            <text:p>NA-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leaseC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use</text:p>
          </table:table-cell>
          <table:table-cell table:style-name="ce4" office:value-type="string">
            <text:p>Ca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eventReportBC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eventSpecificInformationBCSM</text:p>
          </table:table-cell>
          <table:table-cell table:style-name="ce4" office:value-type="string">
            <text:p>EventSpecificInformationBCSM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ReceivingSideID</text:p>
          </table:table-cell>
        </table:table-row>
        <table:table-row table:style-name="ro1">
          <table:table-cell/>
          <table:table-cell office:value-type="string">
            <text:p>miscCallInfo</text:p>
          </table:table-cell>
          <table:table-cell table:style-name="ce4" office:value-type="string">
            <text:p>MiscCallInfo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questReportBCSMEv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csmEvents</text:p>
          </table:table-cell>
          <table:table-cell table:style-name="ce4" office:value-type="string">
            <text:p>BCSMEven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tinu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>
            <text:p>&lt;No parameters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ctivity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ssistRequest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establishTemporary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disconnectForward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onnectToResou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resetTim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furnish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llResult</text:p>
          </table:table-cell>
          <table:table-cell table:style-name="ce4" office:value-type="string">
            <text:p>Call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hBillingChargingCharacteristics</text:p>
          </table:table-cell>
          <table:table-cell table:style-name="ce4" office:value-type="string">
            <text:p>AChBillingChargingCharacteristics</text:p>
          </table:table-cell>
        </table:table-row>
        <table:table-row table:style-name="ro1">
          <table:table-cell/>
          <table:table-cell office:value-type="string">
            <text:p>partyToCharge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llInformation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callInformationRequ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uestedInformationTypeList</text:p>
          </table:table-cell>
          <table:table-cell table:style-name="ce4" office:value-type="string">
            <text:p>RequestedInformationTypeLis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end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pecializedResource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layAnnoun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romptAndCollectUser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nc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 table:number-rows-repeated="6539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.01.2012</text:date>, <text:time>17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12T17:17:41.26</dc:date>
    <meta:editing-duration>PT185H34M33S</meta:editing-duration>
    <meta:editing-cycles>358</meta:editing-cycles>
    <meta:generator>OpenOffice.org/3.0$Win32 OpenOffice.org_project/300m9$Build-9358</meta:generator>
    <meta:document-statistic meta:table-count="4" meta:cell-count="850" meta:object-count="0"/>
    <meta:user-defined meta:name="Поле 1"/>
    <meta:user-defined meta:name="Поле 2"/>
    <meta:user-defined meta:name="Поле 3"/>
    <meta:user-defined meta:name="Поле 4"/>
  </office:meta>
</office:document-meta>
</file>